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6"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38" table:default-cell-style-name="ce22"/>
        <table:table-column table:style-name="co39" table:default-cell-style-name="ce34"/>
        <table:table-column table:style-name="co40" table:default-cell-style-name="ce34"/>
        <table:table-column table:style-name="co27" table:default-cell-style-name="ce22"/>
        <table:table-column table:style-name="co16" table:default-cell-style-name="ce22"/>
        <table:table-column table:style-name="co4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42" table:default-cell-style-name="ce22"/>
        <table:table-column table:style-name="co43" table:default-cell-style-name="ce22"/>
        <table:table-column table:style-name="co44" table:default-cell-style-name="ce22"/>
        <table:table-column table:style-name="co45" table:number-columns-repeated="2" table:default-cell-style-name="ce22"/>
        <table:table-column table:style-name="co46" table:number-columns-repeated="3" table:default-cell-style-name="ce22"/>
        <table:table-column table:style-name="co47"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number-columns-repeated="1008"/>
        </table:table-row>
        <table:table-row table:style-name="ro7">
          <table:table-cell table:style-name="ce18" office:value-type="date" office:date-value="2017-09-11" calcext:value-type="date">
            <text:p>2017-09-11</text:p>
          </table:table-cell>
          <table:table-cell table:number-columns-repeated="7"/>
          <table:table-cell office:value-type="string" calcext:value-type="string">
            <text:p>- 10:00: COS301, 203 Little</text:p>
            <text:p>- Go grocery shopping</text:p>
          </table:table-cell>
          <table:table-cell table:number-columns-repeated="1015"/>
        </table:table-row>
        <table:table-row table:style-name="ro2">
          <table:table-cell table:style-name="ce18" office:value-type="date" office:date-value="2017-09-12" calcext:value-type="date">
            <text:p>2017-09-12</text:p>
          </table:table-cell>
          <table:table-cell table:number-columns-repeated="1023"/>
        </table:table-row>
        <table:table-row table:style-name="ro2">
          <table:table-cell table:style-name="ce18" office:value-type="date" office:date-value="2017-09-13" calcext:value-type="date">
            <text:p>2017-09-13</text:p>
          </table:table-cell>
          <table:table-cell table:number-columns-repeated="1023"/>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8" table:default-cell-style-name="ce10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03" office:value-type="string" calcext:value-type="string">
            <text:p>life</text:p>
          </table:table-cell>
          <table:table-cell table:style-name="ce103" office:value-type="string" calcext:value-type="string">
            <text:p>mana</text:p>
          </table:table-cell>
          <table:table-cell table:style-name="ce103" office:value-type="string" calcext:value-type="string">
            <text:p>atk</text:p>
          </table:table-cell>
          <table:table-cell table:style-name="ce103" office:value-type="string" calcext:value-type="string">
            <text:p>def</text:p>
          </table:table-cell>
          <table:table-cell table:style-name="ce103" office:value-type="string" calcext:value-type="string">
            <text:p>spd</text:p>
          </table:table-cell>
          <table:table-cell table:style-name="ce103" office:value-type="string" calcext:value-type="string">
            <text:p>dex</text:p>
          </table:table-cell>
          <table:table-cell table:style-name="ce103" office:value-type="string" calcext:value-type="string">
            <text:p>vit</text:p>
          </table:table-cell>
          <table:table-cell table:style-name="ce103" office:value-type="string" calcext:value-type="string">
            <text:p>wis</text:p>
          </table:table-cell>
          <table:table-cell table:style-name="ce103" office:value-type="string" calcext:value-type="string">
            <text:p>total pots</text:p>
          </table:table-cell>
          <table:table-cell table:style-name="ce103" office:value-type="string" calcext:value-type="string">
            <text:p>total rainbows</text:p>
          </table:table-cell>
          <table:table-cell table:style-name="ce10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2" calcext:value-type="float">
            <text:p>62</text:p>
          </table:table-cell>
          <table:table-cell table:formula="of:=SUM([.E2:.E9])" office:value-type="float" office:value="74" calcext:value-type="float">
            <text:p>74</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21" calcext:value-type="float">
            <text:p>121</text:p>
          </table:table-cell>
          <table:table-cell table:formula="of:=SUM([.B12:.I12])" office:value-type="float" office:value="603" calcext:value-type="float">
            <text:p>603</text:p>
          </table:table-cell>
          <table:table-cell table:formula="of:=SUM([.D12:.I12])" office:value-type="float" office:value="391" calcext:value-type="float">
            <text:p>3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5" calcext:value-type="float">
            <text:p>85</text:p>
          </table:table-cell>
          <table:table-cell table:formula="of:=SUM([.E2:.E10])" office:value-type="float" office:value="99" calcext:value-type="float">
            <text:p>99</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3" calcext:value-type="float">
            <text:p>153</text:p>
          </table:table-cell>
          <table:table-cell table:formula="of:=SUM([.B13:.I13])" office:value-type="float" office:value="790" calcext:value-type="float">
            <text:p>790</text:p>
          </table:table-cell>
          <table:table-cell table:formula="of:=SUM([.D13:.I13])" office:value-type="float" office:value="534" calcext:value-type="float">
            <text:p>5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75" calcext:value-type="float">
            <text:p>7.75</text:p>
          </table:table-cell>
          <table:table-cell table:formula="of:=([.E12]/[.E15])" office:value-type="float" office:value="9.25" calcext:value-type="float">
            <text:p>9.2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10.0833333333333" calcext:value-type="float">
            <text:p>10.0833333333333</text:p>
          </table:table-cell>
          <table:table-cell table:formula="of:=SUM([.B16:.I16])" office:value-type="float" office:value="203.25" calcext:value-type="float">
            <text:p>203.25</text:p>
          </table:table-cell>
          <table:table-cell table:formula="of:=SUM([.D16:.I16])" office:value-type="float" office:value="38.25" calcext:value-type="float">
            <text:p>38.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625" calcext:value-type="float">
            <text:p>10.625</text:p>
          </table:table-cell>
          <table:table-cell table:formula="of:=([.E13]/[.E15])" office:value-type="float" office:value="12.375" calcext:value-type="float">
            <text:p>12.3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75" calcext:value-type="float">
            <text:p>12.75</text:p>
          </table:table-cell>
          <table:table-cell table:formula="of:=SUM([.B17:.I17])" office:value-type="float" office:value="251.666666666667" calcext:value-type="float">
            <text:p>251.666666666667</text:p>
          </table:table-cell>
          <table:table-cell table:formula="of:=SUM([.D17:.I17])" office:value-type="float" office:value="52.1666666666667" calcext:value-type="float">
            <text:p>52.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1">00/00/0000</text:date>, <text:time style:data-style-name="N2" text:time-value="17:38:57.78299365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1T00:34:41.747820079</dc:date>
    <meta:creation-date>2016-09-05T22:47:24Z</meta:creation-date>
    <meta:editing-cycles>1102</meta:editing-cycles>
    <meta:editing-duration>P22DT3M58S</meta:editing-duration>
    <meta:generator>LibreOffice/5.2.3.3$Linux_X86_64 LibreOffice_project/20m0$Build-3</meta:generator>
    <meta:document-statistic meta:table-count="4" meta:cell-count="3582" meta:object-count="0"/>
  </office:meta>
</office:document-meta>
</file>